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ilipe,</text:p>
      <text:p text:style-name="Normal">ve vzácných chvílích, kdy se hvězdy spojí nad námi a zrcadlí se v duších předurčených jedinců, najdeme spojenectví hlubší než samotný vesmír. Naše sdílená cesta znamení Krysy nám předurčuje společnou cestu hledání, učení a nekonečného rozvoje. Tvoje schopnosti léčit a ochraňovat, jak nám radí Rafael, anděl strážný, posilují mou víru ve skutečnou vazbu, jež nás spojuje. Ať již jde o bolest nebo radost, vím, že společně, pod ochranou hvězd a nebes, můžeme dosáhnout čehokoliv.</text:p>
      <text:p text:style-name="Normal">Na dnešní den, plný lásky a očekávání, ti přeji, abys vždy nalezl sílu v lásce, která nás spojuje pod ochrannými křídly Rafaela. Ať tvůj andělský průvodce vede každý tvůj krok a naplňuje tvé srdce radostí a pokojem. Sdílíme nejen znamení, ale i cestu plnou lásky a poznání. Nechť tento den posilní pouto, které nás spojuje, a přinese naději ve všem, co přijde.</text:p>
      <text:p text:style-name="Normal">S láskou, na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